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'Times New Roman'" style:font-family-generic="roman"/>
    <style:font-face style:name="Calibri" svg:font-family="Calibri, 'Calibri Light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P2" style:family="paragraph" style:parent-style-name="Default">
      <style:paragraph-properties fo:text-align="center" style:justify-single-word="false"/>
      <style:text-properties fo:color="#000000" style:font-name="Arial" fo:font-size="28pt" style:font-name-asian="Calibri" style:font-size-asian="28pt" style:font-name-complex="Calibri" style:font-size-complex="28pt"/>
    </style:style>
    <style:style style:name="P3" style:family="paragraph" style:parent-style-name="Default">
      <style:paragraph-properties fo:text-align="center" style:justify-single-word="false" style:text-autospace="none"/>
      <style:text-properties fo:color="#000000" style:font-name="Arial" fo:font-size="28pt" style:font-name-asian="Calibri" style:font-size-asian="28pt" style:font-name-complex="Calibri" style:font-size-complex="28pt"/>
    </style:style>
    <style:style style:name="P4" style:family="paragraph" style:parent-style-name="Default">
      <style:paragraph-properties style:text-autospace="none"/>
      <style:text-properties fo:color="#000000" style:font-name="Arial" fo:font-size="28pt" style:font-name-asian="Calibri" style:font-size-asian="28pt" style:font-name-complex="Calibri" style:font-size-complex="28pt"/>
    </style:style>
    <style:style style:name="P5" style:family="paragraph" style:parent-style-name="Default">
      <style:paragraph-properties fo:text-align="end" style:justify-single-word="false" style:text-autospace="none"/>
      <style:text-properties fo:color="#000000" style:font-name="Arial" fo:font-size="14pt" style:font-name-asian="Calibri" style:font-size-asian="14pt" style:font-name-complex="Calibri" style:font-size-complex="14pt"/>
    </style:style>
    <style:style style:name="P6" style:family="paragraph" style:parent-style-name="Default">
      <style:paragraph-properties fo:text-align="start" style:justify-single-word="false" style:text-autospace="none"/>
      <style:text-properties fo:color="#000000" style:text-line-through-style="none" style:text-position="0% 100%" style:font-name="Arial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7" style:family="paragraph" style:parent-style-name="Default">
      <style:text-properties fo:color="#000000" style:text-line-through-style="none" style:text-position="0% 100%" style:font-name="Arial" fo:font-size="14pt" style:text-underline-style="none" style:font-name-asian="Calibri" style:font-size-asian="14pt" style:font-name-complex="Calibri" style:font-size-complex="14pt"/>
    </style:style>
    <style:style style:name="P8" style:family="paragraph" style:parent-style-name="Default">
      <style:text-properties fo:color="#000000" style:text-line-through-style="none" style:text-position="0% 100%" style:font-name="Arial" fo:font-size="14pt" style:text-underline-style="solid" style:text-underline-width="auto" style:text-underline-color="font-color" style:font-name-asian="Calibri" style:font-size-asian="14pt" style:font-name-complex="Calibri" style:font-size-complex="14pt"/>
    </style:style>
    <style:style style:name="P9" style:family="paragraph" style:parent-style-name="Default">
      <style:paragraph-properties fo:text-align="start" style:justify-single-word="false" fo:break-before="page" style:text-autospace="none"/>
      <style:text-properties fo:color="#000000" style:text-line-through-style="none" style:text-position="0% 100%" style:font-name="Arial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sub 58%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fo:padding="0.049cm" fo:border="0.002cm solid #000000" draw:ole-draw-aspect="1"/>
    </style:style>
    <text:list-style style:name="L1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cfe7f5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cm" fo:min-width="0.3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84cm" fo:min-width="2.1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44cm" fo:min-width="0.5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43cm" fo:min-width="0.5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44cm" fo:min-width="0.5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44cm" fo:min-width="0.5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cm" fo:min-width="0.7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dash" draw:stroke-dash="Fine_20_Dashe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Modelos y Algoritmos II</text:p>
      <text:p text:style-name="P3">Trabajo práctico N° 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Oscar Sanchez</text:p>
      <text:p text:style-name="P5"/>
      <text:p text:style-name="P9">Diagrama cuerpo aislado</text:p>
      <text:p text:style-name="P6"><draw:g text:anchor-type="paragraph" draw:z-index="0" draw:style-name="gr1"><draw:line draw:style-name="gr2" draw:text-style-name="P10" svg:x1="2.991cm" svg:y1="4.078cm" svg:x2="14.847cm" svg:y2="4.078cm"><text:p/></draw:line><draw:rect draw:style-name="gr3" draw:text-style-name="P10" svg:width="1.606cm" svg:height="1.334cm" svg:x="5.665cm" svg:y="2.66cm"><text:p/></draw:rect><draw:line draw:style-name="gr4" draw:text-style-name="P10" svg:x1="3.258cm" svg:y1="0.824cm" svg:x2="5.665cm" svg:y2="2.659cm"><text:p/></draw:line><draw:line draw:style-name="gr5" draw:text-style-name="P10" svg:x1="6.469cm" svg:y1="3.327cm" svg:x2="6.469cm" svg:y2="5.663cm"><text:p/></draw:line><draw:frame draw:style-name="gr6" draw:text-style-name="P12" svg:width="0.929cm" svg:height="0.983cm" svg:x="6.646cm" svg:y="5.078cm"><draw:text-box><text:p text:style-name="P11"><text:span text:style-name="T1">P</text:span></text:p></draw:text-box></draw:frame><draw:frame draw:style-name="gr7" draw:text-style-name="P12" svg:width="2.959cm" svg:height="0.983cm" svg:x="2.813cm" svg:y="0.157cm"><draw:text-box><text:p text:style-name="P11"><text:span text:style-name="T1">F = 22 N</text:span></text:p></draw:text-box></draw:frame><draw:line draw:style-name="gr8" draw:text-style-name="P10" svg:x1="6.469cm" svg:y1="3.327cm" svg:x2="6.469cm" svg:y2="0.741cm"><text:p/></draw:line><draw:frame draw:style-name="gr9" draw:text-style-name="P12" svg:width="1.158cm" svg:height="1.193cm" svg:x="6.697cm" svg:y="0.49cm"><draw:text-box><text:p text:style-name="P11"><text:span text:style-name="T1">F</text:span><text:span text:style-name="T2">N</text:span></text:p></draw:text-box></draw:frame><draw:line draw:style-name="gr10" draw:text-style-name="P10" svg:x1="10.837cm" svg:y1="3.911cm" svg:x2="7.271cm" svg:y2="3.911cm"><text:p/></draw:line><draw:frame draw:style-name="gr11" draw:text-style-name="P12" svg:width="1.138cm" svg:height="1.193cm" svg:x="10.391cm" svg:y="3.161cm"><draw:text-box><text:p text:style-name="P11"><text:span text:style-name="T1">F</text:span><text:span text:style-name="T2">K</text:span></text:p></draw:text-box></draw:frame><draw:custom-shape draw:style-name="gr12" draw:text-style-name="P10" svg:width="0.177cm" svg:height="0.167cm" svg:x="6.38cm" svg:y="3.244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13" draw:text-style-name="P10" svg:x1="5.665cm" svg:y1="2.659cm" svg:x2="8.25cm" svg:y2="2.659cm"><text:p/></draw:line><draw:line draw:style-name="gr14" draw:text-style-name="P10" svg:x1="5.665cm" svg:y1="2.659cm" svg:x2="5.665cm" svg:y2="5.579cm"><text:p/></draw:line><draw:frame draw:style-name="gr15" draw:text-style-name="P12" svg:width="1.138cm" svg:height="1.193cm" svg:x="7.95cm" svg:y="1.909cm"><draw:text-box><text:p text:style-name="P11"><text:span text:style-name="T1">F</text:span><text:span text:style-name="T2">X</text:span></text:p></draw:text-box></draw:frame><draw:frame draw:style-name="gr16" draw:text-style-name="P12" svg:width="1.138cm" svg:height="1.193cm" svg:x="5.311cm" svg:y="5.745cm"><draw:text-box><text:p text:style-name="P11"><text:span text:style-name="T1">F</text:span><text:span text:style-name="T2">Y</text:span></text:p></draw:text-box></draw:frame><draw:frame draw:style-name="gr17" draw:text-style-name="P12" svg:width="1.444cm" svg:height="0.983cm" svg:x="3.616cm" svg:y="1.94cm"><draw:text-box><text:p text:style-name="P11"><text:span text:style-name="T1">25º</text:span></text:p></draw:text-box></draw:frame><draw:line draw:style-name="gr18" draw:text-style-name="P10" svg:x1="5.756cm" svg:y1="2.659cm" svg:x2="2.725cm" svg:y2="2.659cm"><text:p/></draw:line></draw:g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Masa: 3kg</text:p>
      <text:p text:style-name="P7">F = Fuerza de empuje <text:s/>y Fx, Fy son componentes horizontal y vertical respectivamente.</text:p>
      <text:p text:style-name="P7">Fk = Fuerza de friccion</text:p>
      <text:p text:style-name="P7">Fn = Fuerza Normal</text:p>
      <text:p text:style-name="P7">P = Peso del cuerpo </text:p>
      <text:p text:style-name="P7"/>
      <text:p text:style-name="P8">Calculo de la Fuerza de Friccion (Fk)</text:p>
      <text:p text:style-name="P8"/>
      <text:p text:style-name="P7"><draw:frame draw:style-name="fr1" draw:name="Objeto1" text:anchor-type="as-char" svg:width="3.634cm" svg:height="0.58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><draw:frame draw:style-name="fr1" draw:name="Objeto2" text:anchor-type="as-char" svg:width="4.71cm" svg:height="1.0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><draw:frame draw:style-name="fr1" draw:name="Objeto3" text:anchor-type="as-char" svg:width="4.667cm" svg:height="0.483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7"><draw:frame draw:style-name="fr1" draw:name="Objeto4" text:anchor-type="as-char" svg:width="4.75cm" svg:height="0.467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7"/>
      <text:p text:style-name="P7"><text:s/><draw:frame draw:style-name="fr1" draw:name="Objeto5" text:anchor-type="as-char" svg:width="7.057cm" svg:height="0.531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7"/>
      <text:p text:style-name="P8">Calculo de la aceleracion</text:p>
      <text:p text:style-name="P8"/>
      <text:p text:style-name="P7"><draw:frame draw:style-name="fr1" draw:name="Objeto6" text:anchor-type="as-char" svg:width="2.979cm" svg:height="0.58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7"><text:s/></text:p>
      <text:p text:style-name="P7"><draw:frame draw:style-name="fr1" draw:name="Objeto7" text:anchor-type="as-char" svg:width="5.05cm" svg:height="0.483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7"/>
      <text:p text:style-name="P7"><text:s/><draw:frame draw:style-name="fr1" draw:name="Objeto8" text:anchor-type="as-char" svg:width="5.775cm" svg:height="0.467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7"/>
      <text:p text:style-name="P7"><text:s text:c="2"/><draw:frame draw:style-name="fr2" draw:name="Objeto9" text:anchor-type="as-char" svg:y="-0.76cm" svg:width="4.962cm" svg:height="1.161cm" draw:z-index="9"><draw:object xlink:href="./Object 9" xlink:type="simple" xlink:show="embed" xlink:actuate="onLoad"/><draw:image xlink:href="./ObjectReplacements/Object 9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1" svg:font-family="'Times New Roman', 'Times New Roman'" style:font-family-generic="roman"/>
    <style:font-face style:name="Calibri" svg:font-family="Calibri, 'Calibri Light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288cm" draw:dots2="1" draw:dots2-length="0.288cm" draw:distance="0.288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7M14S</meta:editing-duration>
    <meta:editing-cycles>50</meta:editing-cycles>
    <meta:generator>OpenOffice.org/3.4.1$Win32 OpenOffice.org_project/341m1$Build-9593</meta:generator>
    <dc:date>2013-06-03T23:12:06.92</dc:date>
    <meta:document-statistic meta:table-count="0" meta:image-count="0" meta:object-count="9" meta:page-count="2" meta:paragraph-count="22" meta:word-count="54" meta:character-count="31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row>
          <mrow>
            <mo stretchy="false">∑</mo>
            <mi mathvariant="italic">Fy</mi>
          </mrow>
          <mo stretchy="false">=</mo>
          <mi mathvariant="italic">Fn</mi>
        </mrow>
        <mo stretchy="false">=</mo>
        <mrow>
          <mi mathvariant="italic">Fy</mi>
          <mo stretchy="false">+</mo>
          <mi>P</mi>
        </mrow>
      </mrow>
    </mrow>
    <annotation encoding="StarMath 5.0">sum Fy = Fn = Fy + P</annotation>
  </semantics>
</math>
</file>

<file path=Object 2/content.xml><?xml version="1.0" encoding="utf-8"?>
<math xmlns="http://www.w3.org/1998/Math/MathML">
  <semantics>
    <mrow>
      <mrow>
        <mi>P</mi>
        <mo stretchy="false">=</mo>
        <mn>3kg</mn>
      </mrow>
      <mrow>
        <mi/>
        <mo stretchy="false">⋅</mo>
        <mi/>
      </mrow>
      <mn>9.8</mn>
      <mfrac>
        <mrow>
          <mi>m</mi>
        </mrow>
        <mrow>
          <msup>
            <mi>s</mi>
            <mrow>
              <mn>2</mn>
            </mrow>
          </msup>
        </mrow>
      </mfrac>
      <mrow>
        <mi/>
        <mo stretchy="false">=</mo>
        <mn>29.4N</mn>
      </mrow>
    </mrow>
    <annotation encoding="StarMath 5.0">P = 3kg~ cdot~9.8 {m} over {s^{2} }~ = 29.4N</annotation>
  </semantics>
</math>
</file>

<file path=Object 3/content.xml><?xml version="1.0" encoding="utf-8"?>
<math xmlns="http://www.w3.org/1998/Math/MathML">
  <semantics>
    <mrow>
      <mrow>
        <mi mathvariant="italic">Fy</mi>
        <mo stretchy="false">=</mo>
        <mi>sin</mi>
      </mrow>
      <mrow>
        <mo stretchy="false">(</mo>
        <mrow>
          <mn>25º</mn>
        </mrow>
        <mo stretchy="false">)</mo>
      </mrow>
      <mrow>
        <mi/>
        <mo stretchy="false">⋅</mo>
        <mi/>
      </mrow>
      <mrow>
        <mi>F</mi>
        <mo stretchy="false">=</mo>
        <mn>9.3</mn>
      </mrow>
      <mi>N</mi>
    </mrow>
    <annotation encoding="StarMath 5.0">Fy = sin(25º) ~cdot~ F = 9.3 N</annotation>
  </semantics>
</math>
</file>

<file path=Object 4/content.xml><?xml version="1.0" encoding="utf-8"?>
<math xmlns="http://www.w3.org/1998/Math/MathML">
  <semantics>
    <mrow>
      <mrow>
        <mrow>
          <mi mathvariant="italic">Fn</mi>
          <mo stretchy="false">=</mo>
          <mrow>
            <mn>9.3N</mn>
            <mo stretchy="false">+</mo>
            <mn>29.4N</mn>
          </mrow>
        </mrow>
        <mo stretchy="false">=</mo>
        <mn>38.7N</mn>
      </mrow>
    </mrow>
    <annotation encoding="StarMath 5.0">Fn = 9.3N+29.4N=38.7N</annotation>
  </semantics>
</math>
</file>

<file path=Object 5/content.xml><?xml version="1.0" encoding="utf-8"?>
<math xmlns="http://www.w3.org/1998/Math/MathML">
  <semantics>
    <mrow>
      <mrow>
        <mi mathvariant="italic">Fk</mi>
        <mo stretchy="false">=</mo>
        <msub>
          <mi>u</mi>
          <mrow>
            <mi>k</mi>
          </mrow>
        </msub>
      </mrow>
      <mrow>
        <mi/>
        <mo stretchy="false">⋅</mo>
        <mi/>
      </mrow>
      <mrow>
        <mi mathvariant="italic">Fn</mi>
        <mo stretchy="false">=</mo>
        <mn>0.35</mn>
      </mrow>
      <mrow>
        <mi/>
        <mo stretchy="false">⋅</mo>
        <mi/>
      </mrow>
      <mrow>
        <mn>38.7N</mn>
        <mo stretchy="false">=</mo>
        <mn>13.545N</mn>
      </mrow>
    </mrow>
    <annotation encoding="StarMath 5.0">Fk = u_{k}~cdot~Fn=0.35~cdot~38.7N=13.545N
</annotation>
  </semantics>
</math>
</file>

<file path=Object 6/content.xml><?xml version="1.0" encoding="utf-8"?>
<math xmlns="http://www.w3.org/1998/Math/MathML">
  <semantics>
    <mrow>
      <mrow>
        <mrow>
          <mo stretchy="false">∑</mo>
          <mi mathvariant="italic">Fx</mi>
        </mrow>
        <mo stretchy="false">=</mo>
        <mrow>
          <mi mathvariant="italic">Fx</mi>
          <mo stretchy="false">−</mo>
          <mi mathvariant="italic">Fk</mi>
        </mrow>
      </mrow>
    </mrow>
    <annotation encoding="StarMath 5.0">sum Fx=Fx-Fk </annotation>
  </semantics>
</math>
</file>

<file path=Object 7/content.xml><?xml version="1.0" encoding="utf-8"?>
<math xmlns="http://www.w3.org/1998/Math/MathML">
  <semantics>
    <mrow>
      <mrow>
        <mi mathvariant="italic">Fx</mi>
        <mo stretchy="false">=</mo>
        <mi>cos</mi>
      </mrow>
      <mrow>
        <mo stretchy="false">(</mo>
        <mrow>
          <mn>25º</mn>
        </mrow>
        <mo stretchy="false">)</mo>
      </mrow>
      <mrow>
        <mi/>
        <mo stretchy="false">⋅</mo>
        <mi/>
      </mrow>
      <mrow>
        <mi>F</mi>
        <mo stretchy="false">=</mo>
        <mn>19.94N</mn>
      </mrow>
    </mrow>
    <annotation encoding="StarMath 5.0">Fx = cos(25º)~cdot~F=19.94N</annotation>
  </semantics>
</math>
</file>

<file path=Object 8/content.xml><?xml version="1.0" encoding="utf-8"?>
<math xmlns="http://www.w3.org/1998/Math/MathML">
  <semantics>
    <mrow>
      <mrow>
        <mrow>
          <mi mathvariant="italic">Fx</mi>
          <mo stretchy="false">=</mo>
          <mrow>
            <mn>19.94N</mn>
            <mo stretchy="false">−</mo>
            <mn>13.545N</mn>
          </mrow>
        </mrow>
        <mo stretchy="false">=</mo>
        <mn>6.395N</mn>
      </mrow>
    </mrow>
    <annotation encoding="StarMath 5.0">Fx=19.94N-13.545N=6.395N</annotation>
  </semantics>
</math>
</file>

<file path=Object 9/content.xml><?xml version="1.0" encoding="utf-8"?>
<math xmlns="http://www.w3.org/1998/Math/MathML">
  <semantics>
    <mrow>
      <mrow>
        <mrow>
          <mrow>
            <mi>a</mi>
            <mo stretchy="false">=</mo>
            <mfrac>
              <mi mathvariant="italic">Fx</mi>
              <mi>m</mi>
            </mfrac>
          </mrow>
          <mo stretchy="false">=</mo>
          <mfrac>
            <mn>6.395N</mn>
            <mn>3kg</mn>
          </mfrac>
        </mrow>
        <mo stretchy="false">=</mo>
        <mn>2.132</mn>
      </mrow>
      <mfrac>
        <mi>m</mi>
        <msup>
          <mi>s</mi>
          <mn>2</mn>
        </msup>
      </mfrac>
    </mrow>
    <annotation encoding="StarMath 5.0">a=Fx over m = 6.395N over 3kg = 2.132 m over s^2</annotation>
  </semantics>
</math>
</file>